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ervic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erv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ervic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7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2" office:value-type="string" calcext:value-type="string">
            <text:p>dateDiagnostic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Infect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infec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7"/>
        </table:table-row>
        <table:table-row table:style-name="ro1">
          <table:table-cell table:style-name="ce10"/>
          <table:table-cell table:style-name="ce17" table:number-columns-repeated="4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Table Disponibl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ispon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Disponib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disponible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(15)</text:p>
          </table:table-cell>
          <table:table-cell table:style-name="ce2"/>
          <table:table-cell table:style-name="ce4"/>
          <table:table-cell table:style-name="ce2" office:value-type="string" calcext:value-type="string">
            <text:p>Varchar(15)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4" office:value-type="string" calcext:value-type="string">
            <text:p>Table EtatCommande</text:p>
          </table:table-cell>
          <table:table-cell table:style-name="ce2" table:number-columns-repeated="2"/>
          <table:table-cell table:style-name="ce4"/>
          <table:table-cell table:style-name="ce25" office:value-type="string" calcext:value-type="string">
            <text:p>Table Etat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ta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a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quantiteCommande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0"/>
          <table:table-cell table:style-name="ce6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2:01:59.599547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12:02:37.868140639</dc:date>
    <meta:editing-duration>PT8H6M25S</meta:editing-duration>
    <meta:editing-cycles>76</meta:editing-cycles>
    <meta:generator>LibreOffice/6.0.6.2$Linux_X86_64 LibreOffice_project/00m0$Build-2</meta:generator>
    <meta:document-statistic meta:table-count="1" meta:cell-count="191" meta:object-count="0"/>
  </office:meta>
</office:document-meta>
</file>